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9.999cm" fo:margin-left="3.5cm" fo:margin-right="3.5cm" table:align="margins"/>
    </style:style>
    <style:style style:name="Tabla1.A" style:family="table-column">
      <style:table-column-properties style:column-width="0.998cm" style:rel-column-width="566*"/>
    </style:style>
    <style:style style:name="Tabla1.B" style:family="table-column">
      <style:table-column-properties style:column-width="1cm" style:rel-column-width="567*"/>
    </style:style>
    <style:style style:name="Tabla1.J" style:family="table-column">
      <style:table-column-properties style:column-width="1.002cm" style:rel-column-width="568*"/>
    </style:style>
    <style:style style:name="Tabla1.1" style:family="table-row">
      <style:table-row-properties style:row-height="1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J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able_20_Contents">
      <style:paragraph-properties fo:text-align="justify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2"/>
        <table:table-column table:style-name="Tabla1.J"/>
        <table:table-row table:style-name="Tabla1.1"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Table_20_Contents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A1" office:value-type="string">
            <text:p text:style-name="P2">[dame_letra]</text:p>
          </table:table-cell>
          <table:table-cell table:style-name="Tabla1.J1" office:value-type="string">
            <text:p text:style-name="P2">[dame_letra]</text:p>
          </table:table-cell>
        </table:table-row>
        <table:table-row table:style-name="Tabla1.1"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 table:style-name="Tabla1.1"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 table:style-name="Tabla1.1"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 table:style-name="Tabla1.1"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 table:style-name="Tabla1.1"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 table:style-name="Tabla1.1"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 table:style-name="Tabla1.1"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 table:style-name="Tabla1.1"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  <table:table-row table:style-name="Tabla1.1"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A2" office:value-type="string">
            <text:p text:style-name="P2">[dame_letra]</text:p>
          </table:table-cell>
          <table:table-cell table:style-name="Tabla1.J2" office:value-type="string">
            <text:p text:style-name="P2">[dame_letra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CABECERA</text:p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6M34S</meta:editing-duration>
    <meta:editing-cycles>66</meta:editing-cycles>
    <meta:generator>OpenOffice/4.1.6$Win32 OpenOffice.org_project/416m1$Build-9790</meta:generator>
    <dc:date>2019-01-27T12:08:54.06</dc:date>
    <meta:document-statistic meta:table-count="1" meta:image-count="0" meta:object-count="0" meta:page-count="1" meta:paragraph-count="101" meta:word-count="101" meta:character-count="1208"/>
    <meta:user-defined meta:name="Info 1"/>
    <meta:user-defined meta:name="Info 2"/>
    <meta:user-defined meta:name="Info 3"/>
    <meta:user-defined meta:name="Info 4"/>
  </office:meta>
</office:document-meta>
</file>